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letados a partir do Json</text:p>
          </table:table-cell>
          <table:covered-table-cell table:number-columns-repeated="10"/>
          <table:table-cell/>
          <table:table-cell table:style-name="ce1" office:value-type="string" calcext:value-type="string" table:number-columns-spanned="9" table:number-rows-spanned="1">
            <text:p>Dados originais do Json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videoCards</text:p>
          </table:table-cell>
          <table:table-cell office:value-type="string" calcext:value-type="string">
            <text:p>processors</text:p>
          </table:table-cell>
          <table:table-cell office:value-type="string" calcext:value-type="string">
            <text:p>ramMemories</text:p>
          </table:table-cell>
          <table:table-cell office:value-type="string" calcext:value-type="string">
            <text:p>storageMemories</text:p>
          </table:table-cell>
          <table:table-cell office:value-type="string" calcext:value-type="string">
            <text:p>firstSATAS_eM2</text:p>
          </table:table-cell>
          <table:table-cell office:value-type="string" calcext:value-type="string">
            <text:p>secondSATAS_eM2</text:p>
          </table:table-cell>
          <table:table-cell office:value-type="string" calcext:value-type="string">
            <text:p>screens</text:p>
          </table:table-cell>
          <table:table-cell office:value-type="string" calcext:value-type="string">
            <text:p>wirelessCards</text:p>
          </table:table-cell>
          <table:table-cell office:value-type="string" calcext:value-type="string">
            <text:p>operatingSystem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videoCards</text:p>
          </table:table-cell>
          <table:table-cell office:value-type="string" calcext:value-type="string">
            <text:p>processors</text:p>
          </table:table-cell>
          <table:table-cell office:value-type="string" calcext:value-type="string">
            <text:p>ramMemories</text:p>
          </table:table-cell>
          <table:table-cell office:value-type="string" calcext:value-type="string">
            <text:p>storageMemories</text:p>
          </table:table-cell>
          <table:table-cell office:value-type="string" calcext:value-type="string">
            <text:p>firstSATAS_eM2</text:p>
          </table:table-cell>
          <table:table-cell office:value-type="string" calcext:value-type="string">
            <text:p>secondSATAS_eM2</text:p>
          </table:table-cell>
          <table:table-cell office:value-type="string" calcext:value-type="string">
            <text:p>screens</text:p>
          </table:table-cell>
          <table:table-cell office:value-type="string" calcext:value-type="string">
            <text:p>wirelessCards</text:p>
          </table:table-cell>
          <table:table-cell office:value-type="string" calcext:value-type="string">
            <text:p>operatingSystem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tanium W155 I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3:.J3])" office:value-type="float" office:value="1152" calcext:value-type="float">
            <text:p>11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3:.U3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13 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4:.J4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4:.U4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13 X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5:.J5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5:.U5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FullRange G17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6:.J6])" office:value-type="float" office:value="576" calcext:value-type="float">
            <text:p>5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6:.U6]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itanium G1511 I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7:.J7])" office:value-type="float" office:value="288" calcext:value-type="float">
            <text:p>2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7:.U7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itanium W1511 Nav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8:.J8])" office:value-type="float" office:value="576" calcext:value-type="float">
            <text:p>5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8:.U8]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ullRange W17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9:.J9])" office:value-type="float" office:value="576" calcext:value-type="float">
            <text:p>5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9:.U9]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itanium W1511 I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10:.J10])" office:value-type="float" office:value="576" calcext:value-type="float">
            <text:p>5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10:.U10]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itanium G1513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1:.J11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1:.U11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FullRange W1711 I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RODUCT([.B12:.J12])" office:value-type="float" office:value="864" calcext:value-type="float">
            <text:p>8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RODUCT([.M12:.U12])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FullRange G1711 I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RODUCT([.B13:.J13])" office:value-type="float" office:value="864" calcext:value-type="float">
            <text:p>8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RODUCT([.M13:.U13])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itanium G1513 MX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4:.J14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4:.U14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44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5:.J15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5:.U15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55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6:.J16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6:.U16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40 L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7:.J17])" office:value-type="float" office:value="288" calcext:value-type="float">
            <text:p>2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7:.U17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itanium W1540 L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18:.J18])" office:value-type="float" office:value="288" calcext:value-type="float">
            <text:p>2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18:.U18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itanium W154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19:.J19])" office:value-type="float" office:value="3840" calcext:value-type="float">
            <text:p>38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19:.U19])"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Titanium G154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0:.J20])" office:value-type="float" office:value="3072" calcext:value-type="float">
            <text:p>30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0:.U20])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Titanium W1556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21:.J21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21:.U21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itanium G1556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22:.J22])" office:value-type="float" office:value="1152" calcext:value-type="float">
            <text:p>1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22:.U22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FullRange W174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3:.J23])" office:value-type="float" office:value="7680" calcext:value-type="float">
            <text:p>76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3:.U23])"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FullRange G1745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4:.J24])" office:value-type="float" office:value="6144" calcext:value-type="float">
            <text:p>6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4:.U24])"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Titanium G1546 IRON V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5:.J25])" office:value-type="float" office:value="18432" calcext:value-type="float">
            <text:p>18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5:.U25])" office:value-type="float" office:value="18432" calcext:value-type="float">
            <text:p>18432</text:p>
          </table:table-cell>
        </table:table-row>
        <table:table-row table:style-name="ro1">
          <table:table-cell office:value-type="string" calcext:value-type="string">
            <text:p>Titanium W1546 IRON V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6:.J26])" office:value-type="float" office:value="18432" calcext:value-type="float">
            <text:p>18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6:.U26])" office:value-type="float" office:value="18432" calcext:value-type="float">
            <text:p>18432</text:p>
          </table:table-cell>
        </table:table-row>
        <table:table-row table:style-name="ro1">
          <table:table-cell office:value-type="string" calcext:value-type="string">
            <text:p>FullRange G1746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7:.J27])" office:value-type="float" office:value="3072" calcext:value-type="float">
            <text:p>30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7:.U27])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FullRange W1746 IRON V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B28:.J28])" office:value-type="float" office:value="3840" calcext:value-type="float">
            <text:p>38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M28:.U28])"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FullRange G1743 IRON V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29:.J29])" office:value-type="float" office:value="13440" calcext:value-type="float">
            <text:p>134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29:.U29])" office:value-type="float" office:value="13440" calcext:value-type="float">
            <text:p>13440</text:p>
          </table:table-cell>
        </table:table-row>
        <table:table-row table:style-name="ro1">
          <table:table-cell office:value-type="string" calcext:value-type="string">
            <text:p>FullRange W1743 IRON V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30:.J30])" office:value-type="float" office:value="10752" calcext:value-type="float">
            <text:p>1075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30:.U30])" office:value-type="float" office:value="10752" calcext:value-type="float">
            <text:p>10752</text:p>
          </table:table-cell>
        </table:table-row>
        <table:table-row table:style-name="ro1">
          <table:table-cell office:value-type="string" calcext:value-type="string">
            <text:p>FullRange G1843 IRON V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31:.J31])" office:value-type="float" office:value="15360" calcext:value-type="float">
            <text:p>153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31:.U31])" office:value-type="float" office:value="15360" calcext:value-type="float">
            <text:p>15360</text:p>
          </table:table-cell>
        </table:table-row>
        <table:table-row table:style-name="ro1">
          <table:table-cell office:value-type="string" calcext:value-type="string">
            <text:p>FullRange W1843 IRON V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B32:.J32])" office:value-type="float" office:value="10752" calcext:value-type="float">
            <text:p>1075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M32:.U32])" office:value-type="float" office:value="10752" calcext:value-type="float">
            <text:p>10752</text:p>
          </table:table-cell>
        </table:table-row>
        <table:table-row table:style-name="ro1">
          <table:table-cell table:number-columns-repeated="10"/>
          <table:table-cell table:formula="of:=SUM([.K3:.K32])" office:value-type="float" office:value="130080" calcext:value-type="float">
            <text:p>130080</text:p>
          </table:table-cell>
          <table:table-cell table:number-columns-repeated="10"/>
          <table:table-cell table:formula="of:=SUM([.V3:.V32])" office:value-type="float" office:value="130080" calcext:value-type="float">
            <text:p>130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3:03:37.672403085</meta:creation-date>
    <dc:date>2017-07-01T16:35:39.847101716</dc:date>
    <meta:editing-duration>PT3H21M53S</meta:editing-duration>
    <meta:editing-cycles>3</meta:editing-cycles>
    <meta:generator>LibreOffice/5.3.4.2$Linux_X86_64 LibreOffice_project/30m0$Build-2</meta:generator>
    <meta:document-statistic meta:table-count="1" meta:cell-count="655" meta:object-count="0"/>
  </office:meta>
</office:document-meta>
</file>